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437in" svg:x="8.6441in" svg:y="0.326in">
            <draw:object draw:notify-on-update-of-ranges="Sheet1.G2:Sheet1.G22 Sheet1.H2:Sheet1.H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8" table:default-cell-style-name="Default"/>
        <table:table-row table:style-name="ro1">
          <table:table-cell office:value-type="string" calcext:value-type="string">
            <text:p>No. of CPU Cores</text:p>
          </table:table-cell>
          <table:table-cell office:value-type="string" calcext:value-type="string">
            <text:p>Time taken in seconds</text:p>
          </table:table-cell>
          <table:table-cell office:value-type="string" calcext:value-type="string">
            <text:p>Time taken in Minutes</text:p>
          </table:table-cell>
          <table:table-cell office:value-type="string" calcext:value-type="string">
            <text:p>Time taken in sec</text:p>
          </table:table-cell>
          <table:table-cell table:number-columns-repeated="2"/>
          <table:table-cell office:value-type="string" calcext:value-type="string">
            <text:p>No. Of Ranks</text:p>
          </table:table-cell>
          <table:table-cell office:value-type="string" calcext:value-type="string">
            <text:p>Time taken in sec</text:p>
          </table:table-cell>
          <table:table-cell table:number-columns-repeated="11"/>
          <table:table-cell office:value-type="string" calcext:value-type="string">
            <text:p>No. of CPUs</text:p>
          </table:table-cell>
          <table:table-cell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0.37" calcext:value-type="float">
            <text:p>5280.37</text:p>
          </table:table-cell>
          <table:table-cell table:formula="of:=[.B2]/60" office:value-type="float" office:value="88.0061666666667" calcext:value-type="float">
            <text:p>88.0061666666667</text:p>
          </table:table-cell>
          <table:table-cell office:value-type="float" office:value="2509.17" calcext:value-type="float">
            <text:p>2509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2.621" calcext:value-type="float">
            <text:p>352.621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44.7627" calcext:value-type="float">
            <text:p>44.762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59.65" calcext:value-type="float">
            <text:p>1259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4.518" calcext:value-type="float">
            <text:p>184.518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44.7594" calcext:value-type="float">
            <text:p>44.759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0.71" calcext:value-type="float">
            <text:p>1830.71</text:p>
          </table:table-cell>
          <table:table-cell table:formula="of:=[.B4]/60" office:value-type="float" office:value="30.5118333333333" calcext:value-type="float">
            <text:p>30.51183333333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2.5089" calcext:value-type="float">
            <text:p>92.5089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46.2195" calcext:value-type="float">
            <text:p>46.219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1.46" calcext:value-type="float">
            <text:p>1331.46</text:p>
          </table:table-cell>
          <table:table-cell table:formula="of:=[.B5]/60" office:value-type="float" office:value="22.191" calcext:value-type="float">
            <text:p>22.191</text:p>
          </table:table-cell>
          <table:table-cell office:value-type="float" office:value="630.918" calcext:value-type="float">
            <text:p>630.9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.686" calcext:value-type="float">
            <text:p>61.686</text:p>
          </table:table-cell>
          <table:table-cell table:number-columns-repeated="12"/>
          <table:table-cell office:value-type="float" office:value="37.8799" calcext:value-type="float">
            <text:p>37.879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7.94" calcext:value-type="float">
            <text:p>1087.94</text:p>
          </table:table-cell>
          <table:table-cell table:formula="of:=[.B6]/60" office:value-type="float" office:value="18.1323333333333" calcext:value-type="float">
            <text:p>18.132333333333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7.4806" calcext:value-type="float">
            <text:p>47.4806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57.772" calcext:value-type="float">
            <text:p>457.7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8.5817" calcext:value-type="float">
            <text:p>38.5817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2.1541" calcext:value-type="float">
            <text:p>32.1541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32.514" calcext:value-type="float">
            <text:p>332.5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9.1692" calcext:value-type="float">
            <text:p>29.1692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3.9454" calcext:value-type="float">
            <text:p>23.9454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17.133" calcext:value-type="float">
            <text:p>317.1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1.6734" calcext:value-type="float">
            <text:p>21.6734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9.3101" calcext:value-type="float">
            <text:p>19.3101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74.985" calcext:value-type="float">
            <text:p>274.98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4.1548" calcext:value-type="float">
            <text:p>24.1548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8.3978" calcext:value-type="float">
            <text:p>18.3978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9.151" calcext:value-type="float">
            <text:p>269.151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.9483" calcext:value-type="float">
            <text:p>21.9483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rows and col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.3226" calcext:value-type="float">
            <text:p>18.3226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8.431" calcext:value-type="float">
            <text:p>218.431</text:p>
          </table:table-cell>
          <table:table-cell office:value-type="string" calcext:value-type="string">
            <text:p>Time = 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.9574" calcext:value-type="float">
            <text:p>18.9574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7.2403" calcext:value-type="float">
            <text:p>17.2403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6.879" calcext:value-type="float">
            <text:p>176.87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0.8977" calcext:value-type="float">
            <text:p>20.8977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8.1985" calcext:value-type="float">
            <text:p>18.1985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8.694" calcext:value-type="float">
            <text:p>158.69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8.5591" calcext:value-type="float">
            <text:p>18.5591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5239" calcext:value-type="float">
            <text:p>12.5239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58.261" calcext:value-type="float">
            <text:p>158.261</text:p>
          </table:table-cell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45.816" calcext:value-type="float">
            <text:p>145.816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74.889" calcext:value-type="float">
            <text:p>174.889</text:p>
          </table:table-cell>
          <table:table-cell table:number-columns-repeated="2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mpi rank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by pure mpi ranks</text:p>
          </table:table-cell>
          <table:table-cell office:value-type="string" calcext:value-type="string">
            <text:p>difference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5.106" calcext:value-type="float">
            <text:p>245.106</text:p>
          </table:table-cell>
          <table:table-cell table:formula="of:=[.B29]/60" office:value-type="float" office:value="4.0851" calcext:value-type="float">
            <text:p>4.0851</text:p>
          </table:table-cell>
          <table:table-cell office:value-type="float" office:value="145.322" calcext:value-type="float">
            <text:p>145.3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0.775" calcext:value-type="float">
            <text:p>450.775</text:p>
          </table:table-cell>
          <table:table-cell office:value-type="float" office:value="92.5089" calcext:value-type="float">
            <text:p>92.5089</text:p>
          </table:table-cell>
          <table:table-cell table:formula="of:=[.K29]-[.L29]" office:value-type="float" office:value="358.2661" calcext:value-type="float">
            <text:p>358.2661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3.722" calcext:value-type="float">
            <text:p>303.722</text:p>
          </table:table-cell>
          <table:table-cell table:formula="of:=[.B30]/60" office:value-type="float" office:value="5.06203333333333" calcext:value-type="float">
            <text:p>5.062033333333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H30]*[.I30]" office:value-type="float" office:value="8" calcext:value-type="float">
            <text:p>8</text:p>
          </table:table-cell>
          <table:table-cell office:value-type="float" office:value="286.005" calcext:value-type="float">
            <text:p>286.005</text:p>
          </table:table-cell>
          <table:table-cell office:value-type="float" office:value="47.4806" calcext:value-type="float">
            <text:p>47.4806</text:p>
          </table:table-cell>
          <table:table-cell table:formula="of:=[.K30]-[.L30]" office:value-type="float" office:value="238.5244" calcext:value-type="float">
            <text:p>238.5244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799" calcext:value-type="float">
            <text:p>273.799</text:p>
          </table:table-cell>
          <table:table-cell table:formula="of:=[.B31]/60" office:value-type="float" office:value="4.56331666666667" calcext:value-type="float">
            <text:p>4.56331666666667</text:p>
          </table:table-cell>
          <table:table-cell office:value-type="float" office:value="150.56" calcext:value-type="float">
            <text:p>150.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H31]*[.I31]" office:value-type="float" office:value="16" calcext:value-type="float">
            <text:p>16</text:p>
          </table:table-cell>
          <table:table-cell office:value-type="float" office:value="435.278" calcext:value-type="float">
            <text:p>435.278</text:p>
          </table:table-cell>
          <table:table-cell office:value-type="float" office:value="23.9454" calcext:value-type="float">
            <text:p>23.9454</text:p>
          </table:table-cell>
          <table:table-cell table:formula="of:=[.K31]-[.L31]" office:value-type="float" office:value="411.3326" calcext:value-type="float">
            <text:p>411.3326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4.186" calcext:value-type="float">
            <text:p>254.186</text:p>
          </table:table-cell>
          <table:table-cell table:formula="of:=[.B32]/60" office:value-type="float" office:value="4.23643333333333" calcext:value-type="float">
            <text:p>4.2364333333333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1.164" calcext:value-type="float">
            <text:p>111.164</text:p>
          </table:table-cell>
          <table:table-cell office:value-type="float" office:value="17.2403" calcext:value-type="float">
            <text:p>17.2403</text:p>
          </table:table-cell>
          <table:table-cell table:formula="of:=[.K32]-[.L32]" office:value-type="float" office:value="93.9237" calcext:value-type="float">
            <text:p>93.9237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3.147" calcext:value-type="float">
            <text:p>273.147</text:p>
          </table:table-cell>
          <table:table-cell table:formula="of:=[.B33]/60" office:value-type="float" office:value="4.55245" calcext:value-type="float">
            <text:p>4.55245</text:p>
          </table:table-cell>
          <table:table-cell office:value-type="float" office:value="136.389" calcext:value-type="float">
            <text:p>136.3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H33]*[.I33]" office:value-type="float" office:value="40" calcext:value-type="float">
            <text:p>40</text:p>
          </table:table-cell>
          <table:table-cell office:value-type="float" office:value="64.0392" calcext:value-type="float">
            <text:p>64.0392</text:p>
          </table:table-cell>
          <table:table-cell office:value-type="float" office:value="12.5239" calcext:value-type="float">
            <text:p>12.5239</text:p>
          </table:table-cell>
          <table:table-cell table:formula="of:=[.K33]-[.L33]" office:value-type="float" office:value="51.5153" calcext:value-type="float">
            <text:p>51.5153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0.139" calcext:value-type="float">
            <text:p>280.139</text:p>
          </table:table-cell>
          <table:table-cell table:formula="of:=[.B34]/60" office:value-type="float" office:value="4.66898333333333" calcext:value-type="float">
            <text:p>4.66898333333333</text:p>
          </table:table-cell>
          <table:table-cell table:number-columns-repeated="2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9.722" calcext:value-type="float">
            <text:p>299.722</text:p>
          </table:table-cell>
          <table:table-cell table:formula="of:=[.B35]/60" office:value-type="float" office:value="4.99536666666667" calcext:value-type="float">
            <text:p>4.99536666666667</text:p>
          </table:table-cell>
          <table:table-cell office:value-type="float" office:value="150.501" calcext:value-type="float">
            <text:p>150.501</text:p>
          </table:table-cell>
          <table:table-cell table:number-columns-repeated="2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7.163" calcext:value-type="float">
            <text:p>217.163</text:p>
          </table:table-cell>
          <table:table-cell table:formula="of:=[.B36]/60" office:value-type="float" office:value="3.61938333333333" calcext:value-type="float">
            <text:p>3.61938333333333</text:p>
          </table:table-cell>
          <table:table-cell table:number-columns-repeated="2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3.834" calcext:value-type="float">
            <text:p>263.834</text:p>
          </table:table-cell>
          <table:table-cell table:formula="of:=[.B37]/60" office:value-type="float" office:value="4.39723333333333" calcext:value-type="float">
            <text:p>4.39723333333333</text:p>
          </table:table-cell>
          <table:table-cell office:value-type="float" office:value="99.67" calcext:value-type="float">
            <text:p>99.67</text:p>
          </table:table-cell>
          <table:table-cell table:number-columns-repeated="2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6.966" calcext:value-type="float">
            <text:p>196.966</text:p>
          </table:table-cell>
          <table:table-cell table:formula="of:=[.B38]/60" office:value-type="float" office:value="3.28276666666667" calcext:value-type="float">
            <text:p>3.28276666666667</text:p>
          </table:table-cell>
          <table:table-cell table:number-columns-repeated="2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6.202" calcext:value-type="float">
            <text:p>266.202</text:p>
          </table:table-cell>
          <table:table-cell table:formula="of:=[.B39]/60" office:value-type="float" office:value="4.4367" calcext:value-type="float">
            <text:p>4.4367</text:p>
          </table:table-cell>
          <table:table-cell office:value-type="float" office:value="132.98" calcext:value-type="float">
            <text:p>132.98</text:p>
          </table:table-cell>
          <table:table-cell table:number-columns-repeated="2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7.095" calcext:value-type="float">
            <text:p>217.095</text:p>
          </table:table-cell>
          <table:table-cell table:formula="of:=[.B40]/60" office:value-type="float" office:value="3.61825" calcext:value-type="float">
            <text:p>3.61825</text:p>
          </table:table-cell>
          <table:table-cell table:number-columns-repeated="2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6.136" calcext:value-type="float">
            <text:p>176.136</text:p>
          </table:table-cell>
          <table:table-cell table:formula="of:=[.B41]/60" office:value-type="float" office:value="2.9356" calcext:value-type="float">
            <text:p>2.9356</text:p>
          </table:table-cell>
          <table:table-cell office:value-type="float" office:value="88.1205" calcext:value-type="float">
            <text:p>88.1205</text:p>
          </table:table-cell>
          <table:table-cell table:number-columns-repeated="26"/>
        </table:table-row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8"/>
          <table:table-cell office:value-type="string" calcext:value-type="string">
            <text:p>No. Of Ran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 taken in sec</text:p>
          </table:table-cell>
          <table:table-cell office:value-type="float" office:value="352.621" calcext:value-type="float">
            <text:p>352.621</text:p>
          </table:table-cell>
          <table:table-cell office:value-type="float" office:value="184.518" calcext:value-type="float">
            <text:p>184.518</text:p>
          </table:table-cell>
          <table:table-cell office:value-type="float" office:value="92.5089" calcext:value-type="float">
            <text:p>92.5089</text:p>
          </table:table-cell>
          <table:table-cell office:value-type="float" office:value="61.686" calcext:value-type="float">
            <text:p>61.686</text:p>
          </table:table-cell>
          <table:table-cell office:value-type="float" office:value="47.4806" calcext:value-type="float">
            <text:p>47.4806</text:p>
          </table:table-cell>
          <table:table-cell office:value-type="float" office:value="38.5817" calcext:value-type="float">
            <text:p>38.5817</text:p>
          </table:table-cell>
          <table:table-cell office:value-type="float" office:value="32.1541" calcext:value-type="float">
            <text:p>32.1541</text:p>
          </table:table-cell>
          <table:table-cell office:value-type="float" office:value="29.1692" calcext:value-type="float">
            <text:p>29.1692</text:p>
          </table:table-cell>
          <table:table-cell office:value-type="float" office:value="23.9454" calcext:value-type="float">
            <text:p>23.9454</text:p>
          </table:table-cell>
          <table:table-cell office:value-type="float" office:value="21.6734" calcext:value-type="float">
            <text:p>21.6734</text:p>
          </table:table-cell>
          <table:table-cell office:value-type="float" office:value="19.3101" calcext:value-type="float">
            <text:p>19.3101</text:p>
          </table:table-cell>
          <table:table-cell office:value-type="float" office:value="24.1548" calcext:value-type="float">
            <text:p>24.1548</text:p>
          </table:table-cell>
          <table:table-cell office:value-type="float" office:value="18.3978" calcext:value-type="float">
            <text:p>18.3978</text:p>
          </table:table-cell>
          <table:table-cell office:value-type="float" office:value="21.9483" calcext:value-type="float">
            <text:p>21.9483</text:p>
          </table:table-cell>
          <table:table-cell office:value-type="float" office:value="18.3226" calcext:value-type="float">
            <text:p>18.3226</text:p>
          </table:table-cell>
          <table:table-cell office:value-type="float" office:value="18.9574" calcext:value-type="float">
            <text:p>18.9574</text:p>
          </table:table-cell>
          <table:table-cell office:value-type="float" office:value="17.2403" calcext:value-type="float">
            <text:p>17.2403</text:p>
          </table:table-cell>
          <table:table-cell office:value-type="float" office:value="20.8977" calcext:value-type="float">
            <text:p>20.8977</text:p>
          </table:table-cell>
          <table:table-cell office:value-type="float" office:value="18.1985" calcext:value-type="float">
            <text:p>18.1985</text:p>
          </table:table-cell>
          <table:table-cell office:value-type="float" office:value="18.5591" calcext:value-type="float">
            <text:p>18.5591</text:p>
          </table:table-cell>
          <table:table-cell office:value-type="float" office:value="12.5239" calcext:value-type="float">
            <text:p>12.5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5:53:58.610766390</meta:creation-date>
    <dc:date>2024-07-03T16:46:05.592759876</dc:date>
    <meta:editing-duration>PT3H17M28S</meta:editing-duration>
    <meta:editing-cycles>7</meta:editing-cycles>
    <meta:generator>LibreOffice/7.3.7.2$Linux_X86_64 LibreOffice_project/30$Build-2</meta:generator>
    <meta:document-statistic meta:table-count="1" meta:cell-count="23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2cm" xlink:href=".." xlink:type="simple" chart:class="chart:line" chart:style-name="ch1">
        <chart:legend chart:legend-position="end" svg:x="13.135cm" svg:y="4.202cm" style:legend-expansion="high" chart:style-name="ch2"/>
        <chart:plot-area chart:style-name="ch3" table:cell-range-address="Sheet1.G2:Sheet1.H22" chart:data-source-has-labels="column" svg:x="0.319cm" svg:y="0.18cm" svg:width="12.497cm" svg:height="8.642cm">
          <chart:coordinate-region svg:x="1.126cm" svg:y="0.379cm" svg:width="11.503cm" svg:height="7.796cm"/>
          <chart:axis chart:dimension="x" chart:name="primary-x" chart:style-name="ch4" chartooo:axis-type="auto">
            <chartooo:date-scale/>
            <chart:categories table:cell-range-address="Sheet1.G2:Sheet1.G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G2:Sheet1.G22</svg:desc>
                </draw:g>
              </table:table-cell>
              <table:table-cell office:value-type="float" office:value="352.621">
                <text:p>352.621</text:p>
                <draw:g>
                  <svg:desc>Sheet1.H2:Sheet1.H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4.518">
                <text:p>184.5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.5089">
                <text:p>92.50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.686">
                <text:p>61.6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.4806">
                <text:p>47.48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.5817">
                <text:p>38.58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2.1541">
                <text:p>32.15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.1692">
                <text:p>29.16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9454">
                <text:p>23.94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.6734">
                <text:p>21.67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3101">
                <text:p>19.31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.1548">
                <text:p>24.15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.3978">
                <text:p>18.39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1.9483">
                <text:p>21.94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.3226">
                <text:p>18.32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.9574">
                <text:p>18.95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.2403">
                <text:p>17.240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0.8977">
                <text:p>20.89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8.1985">
                <text:p>18.198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.5591">
                <text:p>18.55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5239">
                <text:p>12.5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